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2f13" officeooo:paragraph-rsid="00122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Almost Made it Games!</text:p>
      <text:p text:style-name="P1"/>
      <text:p text:style-name="P1">Hope you guys don't mind that I gave us a name. I needed a name so that I could make us a Git account <text:s/>for file updating as well as a teamspeak/or Mumble account/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15:44:22.367000000</meta:creation-date>
    <dc:date>2014-01-01T15:46:59.850000000</dc:date>
    <meta:editing-duration>P0D</meta:editing-duration>
    <meta:editing-cycles>1</meta:editing-cycles>
    <meta:document-statistic meta:table-count="0" meta:image-count="0" meta:object-count="0" meta:page-count="1" meta:paragraph-count="2" meta:word-count="40" meta:character-count="201" meta:non-whitespace-character-count="162"/>
    <meta:generator>LibreOffice/4.1.4.2$Windows_x86 LibreOffice_project/0a0440ccc0227ad9829de5f46be37cfb6edcf72</meta:generator>
  </office:meta>
</office:document-meta>
</file>